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875cm"/>
    </style:style>
    <style:style style:name="co4" style:family="table-column">
      <style:table-column-properties fo:break-before="auto" style:column-width="4.466cm"/>
    </style:style>
    <style:style style:name="co5" style:family="table-column">
      <style:table-column-properties fo:break-before="auto" style:column-width="3.65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use-regular-expressions="false">
        <table:iteration table:status="enable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IRK CODE</text:p>
          </table:table-cell>
          <table:table-cell table:style-name="ce1"/>
          <table:table-cell table:style-name="ce1" office:value-type="string" calcext:value-type="string">
            <text:p>USB USAGE</text:p>
          </table:table-cell>
          <table:table-cell table:style-name="ce1" office:value-type="string" calcext:value-type="string">
            <text:p>USAGE PAGE</text:p>
          </table:table-cell>
          <table:table-cell table:number-columns-repeated="2" table:style-name="ce1" office:value-type="string" calcext:value-type="string">
            <text:p>USAGE</text:p>
          </table:table-cell>
          <table:table-cell table:style-name="ce1" office:value-type="string" calcext:value-type="string">
            <text:p>USAGE TYPE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ux</text:p>
          </table:table-cell>
          <table:table-cell table:style-name="ce1" office:value-type="string" calcext:value-type="string">
            <text:p>yy</text:p>
          </table:table-cell>
          <table:table-cell table:style-name="ce1" office:value-type="string" calcext:value-type="string">
            <text:p>ppppuuuu</text:p>
          </table:table-cell>
          <table:table-cell table:style-name="ce1" office:value-type="string" calcext:value-type="string">
            <text:p>pppp</text:p>
          </table:table-cell>
          <table:table-cell table:style-name="ce1" office:value-type="string" calcext:value-type="string">
            <text:p>uuuu</text:p>
          </table:table-cell>
          <table:table-cell office:value-type="string" calcext:value-type="string">
            <text:p>(with SHIFT pressed)</text:p>
          </table:table-cell>
          <table:table-cell table:style-name="ce1" table:number-columns-repeated="1018"/>
        </table:table-row>
        <table:table-row table:style-name="ro1"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0070000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No Ev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070001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ErrorRollOv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070002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POSTFai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070003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Error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070004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070005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070006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070007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070008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070009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07000A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7000B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07000C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007000D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007000E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07000F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70010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70011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0070012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00070013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0070014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00070015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0070016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070017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070018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00070019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0007001A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007001B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007001C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0007001D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0007001E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07001F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0070020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00070021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0070022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00070023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00070024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00070025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0070026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00070027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0070028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Enter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00070029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Escap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0007002A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Backspac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0007002B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Tab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007002C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Spacebar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0007002D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0007002E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0007002F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0070030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00070031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0070032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Non-US #</text:p>
          </table:table-cell>
          <table:table-cell office:value-type="string" calcext:value-type="string">
            <text:p>Non-US ~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0070033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00070034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‘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00070035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`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0070036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00070037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0070038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00070039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Caps Lock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0007003A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0007003B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F2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007003C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F3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007003D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F4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0007003E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F5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007003F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F6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0070040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F7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00070041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F8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00070042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F9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00070043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F10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00070044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F11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0070045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F12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00070046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Print Screen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0070047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Scroll Lock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00070048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Paus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00070049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Insert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0007004A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Hom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0007004B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Page Up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0007004C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0007004D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End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0007004E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Page Down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0007004F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0070050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0070051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Down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0070052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0070053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Num Lock</text:p>
          </table:table-cell>
          <table:table-cell office:value-type="string" calcext:value-type="string">
            <text:p>Keypad Clear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0070054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/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0070055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*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00070056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-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0070057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+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0070058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Enter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00070059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1</text:p>
          </table:table-cell>
          <table:table-cell office:value-type="string" calcext:value-type="string">
            <text:p>Keypad End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0007005A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2</text:p>
          </table:table-cell>
          <table:table-cell office:value-type="string" calcext:value-type="string">
            <text:p>Keypad Down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0007005B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3</text:p>
          </table:table-cell>
          <table:table-cell office:value-type="string" calcext:value-type="string">
            <text:p>Keypad PgDn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0007005C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4</text:p>
          </table:table-cell>
          <table:table-cell office:value-type="string" calcext:value-type="string">
            <text:p>Keypad Left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07005D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5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007005E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6</text:p>
          </table:table-cell>
          <table:table-cell office:value-type="string" calcext:value-type="string">
            <text:p>Keypad Right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0007005F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7</text:p>
          </table:table-cell>
          <table:table-cell office:value-type="string" calcext:value-type="string">
            <text:p>Keypad Home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0070060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8</text:p>
          </table:table-cell>
          <table:table-cell office:value-type="string" calcext:value-type="string">
            <text:p>Keypad Up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00070061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9</text:p>
          </table:table-cell>
          <table:table-cell office:value-type="string" calcext:value-type="string">
            <text:p>Keypad PgUp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00070062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0</text:p>
          </table:table-cell>
          <table:table-cell office:value-type="string" calcext:value-type="string">
            <text:p>Keypad Ins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070063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.</text:p>
          </table:table-cell>
          <table:table-cell office:value-type="string" calcext:value-type="string">
            <text:p>Keypad Del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0070064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00070065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00070066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Power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00070067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=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0070068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F13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00070069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F14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0007006A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F15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007006B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F16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0007006C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F17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0007006D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F18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0007006E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F19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0007006F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F20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0070070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F21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00070071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F22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00070072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F23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00070073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F24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00070074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Execut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00070075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00070076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Menu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00070077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Select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0070078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Stop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00070079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Again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0007007A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Undo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0007007B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Cut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0007007C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Copy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0007007D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Past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0007007E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Find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0007007F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Mut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0070080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Volume Up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00070081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Volume Down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0070082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Locking Caps Lock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00070083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Locking Num Lock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0070084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Locking Scroll Lock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00070085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,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00070086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=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00070087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International1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00070088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International2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00070089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International3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0007008A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International4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0007008B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International5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0007008C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International6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0007008D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International7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0007008E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International8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0007008F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International9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0070090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LANG1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00070091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LANG2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00070092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LANG3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00070093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LANG4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00070094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LANG5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00070095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LANG6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00070096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LANG7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070097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LANG8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00070098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LANG9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00070099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Alternate Eras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0007009A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SysReq/Attention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0007009B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Cancel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0007009C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Clear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0007009D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Prior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0007009E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Return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0007009F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Separator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00700A0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Out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00700A1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Oper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000700A2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Clear/Again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000700A3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CrSel/Props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000700A4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ExSel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000700A5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000700A6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000700A7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000700A8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000700A9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000700AA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000700AB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000700AC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000700AD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000700AE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00700AF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00700B0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00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000700B1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000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000700B2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Thousands Separator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000700B3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Decimal Separator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000700B4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Currency Unit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000700B5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Currency Sub-unit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000700B6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(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000700B7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)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000700B8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{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000700B9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}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000700BA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Tab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000700BB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Backspac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00700BC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A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000700BD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B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000700BE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C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000700BF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D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0700C0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00700C1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F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000700C2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XOR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00700C3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^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00700C4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%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000700C5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&lt;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000700C6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&gt;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000700C7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&amp;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0700C8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&amp;&amp;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000700C9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|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000700CA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||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000700CB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: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00700CC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#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000700CD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Spac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000700CE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@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000700CF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!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000700D0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Memory Stor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000700D1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Memory Recall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000700D2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Memory Clear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000700D3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Memory Add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00700D4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Memory Subtract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000700D5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Memory Multiply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000700D6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Memory Divid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000700D7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+/-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00700D8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Clear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000700D9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Clear Entry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00700DA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Binary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000700DB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Octal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000700DC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Decimal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000700DD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Hexadecimal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00700DE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000700DF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000700E0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Left Control</text:p>
          </table:table-cell>
          <table:table-cell/>
          <table:table-cell office:value-type="string" calcext:value-type="string">
            <text:p>DV</text:p>
          </table:table-cell>
          <table:table-cell office:value-type="string" calcext:value-type="string">
            <text:p>Dynamic Val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000700E1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Left Shift</text:p>
          </table:table-cell>
          <table:table-cell/>
          <table:table-cell office:value-type="string" calcext:value-type="string">
            <text:p>DV</text:p>
          </table:table-cell>
          <table:table-cell office:value-type="string" calcext:value-type="string">
            <text:p>Dynamic Val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000700E2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Left Alt</text:p>
          </table:table-cell>
          <table:table-cell/>
          <table:table-cell office:value-type="string" calcext:value-type="string">
            <text:p>DV</text:p>
          </table:table-cell>
          <table:table-cell office:value-type="string" calcext:value-type="string">
            <text:p>Dynamic Val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000700E3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Left GUI</text:p>
          </table:table-cell>
          <table:table-cell/>
          <table:table-cell office:value-type="string" calcext:value-type="string">
            <text:p>DV</text:p>
          </table:table-cell>
          <table:table-cell office:value-type="string" calcext:value-type="string">
            <text:p>Dynamic Val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000700E4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Right Control</text:p>
          </table:table-cell>
          <table:table-cell/>
          <table:table-cell office:value-type="string" calcext:value-type="string">
            <text:p>DV</text:p>
          </table:table-cell>
          <table:table-cell office:value-type="string" calcext:value-type="string">
            <text:p>Dynamic Val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000700E5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Right Shift</text:p>
          </table:table-cell>
          <table:table-cell/>
          <table:table-cell office:value-type="string" calcext:value-type="string">
            <text:p>DV</text:p>
          </table:table-cell>
          <table:table-cell office:value-type="string" calcext:value-type="string">
            <text:p>Dynamic Val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000700E6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Right Alt</text:p>
          </table:table-cell>
          <table:table-cell/>
          <table:table-cell office:value-type="string" calcext:value-type="string">
            <text:p>DV</text:p>
          </table:table-cell>
          <table:table-cell office:value-type="string" calcext:value-type="string">
            <text:p>Dynamic Val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000700E7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Right GUI</text:p>
          </table:table-cell>
          <table:table-cell/>
          <table:table-cell office:value-type="string" calcext:value-type="string">
            <text:p>DV</text:p>
          </table:table-cell>
          <table:table-cell office:value-type="string" calcext:value-type="string">
            <text:p>Dynamic Val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000700E8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Reserv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000700E9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Reserv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000700EA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Reserv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000700EB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Reserv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000700EC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Reserv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000700ED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Reserv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000700EE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Reserv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000700EF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Reserv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00700F0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Reserv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000700F1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Reserv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000700F2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Reserv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000700F3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Reserv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00700F4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Reserv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000700F5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Reserv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000700F6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Reserv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000700F7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Reserv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00700F8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Reserv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000700F9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Reserv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00700FA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Reserv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000700FB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Reserv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00700FC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Reserv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000700FD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Reserv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00700FE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Reserv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00700FF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Reser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10000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010001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Pointer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Physical Collec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010002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Mouse</text:p>
          </table:table-cell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Application Collec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010004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Joystick</text:p>
          </table:table-cell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Application Collec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010005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Game Pad</text:p>
          </table:table-cell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Application Collec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010006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Application Collec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010007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Keypad</text:p>
          </table:table-cell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Application Collec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010008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Multi-axis Controller</text:p>
          </table:table-cell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Application Collec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010009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Tablet PC System Controls</text:p>
          </table:table-cell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Application Collec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01000C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Wireless Radio Controls</text:p>
          </table:table-cell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Application Collec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0010030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V</text:p>
          </table:table-cell>
          <table:table-cell office:value-type="string" calcext:value-type="string">
            <text:p>Dynamic Val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00010031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DV</text:p>
          </table:table-cell>
          <table:table-cell office:value-type="string" calcext:value-type="string">
            <text:p>Dynamic Val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0010032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DV</text:p>
          </table:table-cell>
          <table:table-cell office:value-type="string" calcext:value-type="string">
            <text:p>Dynamic Val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0010033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DV</text:p>
          </table:table-cell>
          <table:table-cell office:value-type="string" calcext:value-type="string">
            <text:p>Dynamic Val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00010034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Ry</text:p>
          </table:table-cell>
          <table:table-cell/>
          <table:table-cell office:value-type="string" calcext:value-type="string">
            <text:p>DV</text:p>
          </table:table-cell>
          <table:table-cell office:value-type="string" calcext:value-type="string">
            <text:p>Dynamic Val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00010035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Rz</text:p>
          </table:table-cell>
          <table:table-cell/>
          <table:table-cell office:value-type="string" calcext:value-type="string">
            <text:p>DV</text:p>
          </table:table-cell>
          <table:table-cell office:value-type="string" calcext:value-type="string">
            <text:p>Dynamic Val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0010036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Slider</text:p>
          </table:table-cell>
          <table:table-cell/>
          <table:table-cell office:value-type="string" calcext:value-type="string">
            <text:p>DV</text:p>
          </table:table-cell>
          <table:table-cell office:value-type="string" calcext:value-type="string">
            <text:p>Dynamic Val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00010037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Dial</text:p>
          </table:table-cell>
          <table:table-cell/>
          <table:table-cell office:value-type="string" calcext:value-type="string">
            <text:p>DV</text:p>
          </table:table-cell>
          <table:table-cell office:value-type="string" calcext:value-type="string">
            <text:p>Dynamic Val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0010038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Wheel</text:p>
          </table:table-cell>
          <table:table-cell/>
          <table:table-cell office:value-type="string" calcext:value-type="string">
            <text:p>DV</text:p>
          </table:table-cell>
          <table:table-cell office:value-type="string" calcext:value-type="string">
            <text:p>Dynamic Val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00010039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Hat switch</text:p>
          </table:table-cell>
          <table:table-cell/>
          <table:table-cell office:value-type="string" calcext:value-type="string">
            <text:p>DV</text:p>
          </table:table-cell>
          <table:table-cell office:value-type="string" calcext:value-type="string">
            <text:p>Dynamic Val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0001003A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Counted Buffer</text:p>
          </table:table-cell>
          <table:table-cell/>
          <table:table-cell office:value-type="string" calcext:value-type="string">
            <text:p>CL</text:p>
          </table:table-cell>
          <table:table-cell office:value-type="string" calcext:value-type="string">
            <text:p>Logical Collec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0001003B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Byte Count</text:p>
          </table:table-cell>
          <table:table-cell/>
          <table:table-cell office:value-type="string" calcext:value-type="string">
            <text:p>DV</text:p>
          </table:table-cell>
          <table:table-cell office:value-type="string" calcext:value-type="string">
            <text:p>Dynamic Val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001003C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Motion Wakeup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001003D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OOC</text:p>
          </table:table-cell>
          <table:table-cell office:value-type="string" calcext:value-type="string">
            <text:p>On/Off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0001003E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Select</text:p>
          </table:table-cell>
          <table:table-cell/>
          <table:table-cell office:value-type="string" calcext:value-type="string">
            <text:p>OOC</text:p>
          </table:table-cell>
          <table:table-cell office:value-type="string" calcext:value-type="string">
            <text:p>On/Off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0010040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Vx</text:p>
          </table:table-cell>
          <table:table-cell/>
          <table:table-cell office:value-type="string" calcext:value-type="string">
            <text:p>DV</text:p>
          </table:table-cell>
          <table:table-cell office:value-type="string" calcext:value-type="string">
            <text:p>Dynamic Val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00010041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Vy</text:p>
          </table:table-cell>
          <table:table-cell/>
          <table:table-cell office:value-type="string" calcext:value-type="string">
            <text:p>DV</text:p>
          </table:table-cell>
          <table:table-cell office:value-type="string" calcext:value-type="string">
            <text:p>Dynamic Val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00010042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Vz</text:p>
          </table:table-cell>
          <table:table-cell/>
          <table:table-cell office:value-type="string" calcext:value-type="string">
            <text:p>DV</text:p>
          </table:table-cell>
          <table:table-cell office:value-type="string" calcext:value-type="string">
            <text:p>Dynamic Val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00010043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Vbrx</text:p>
          </table:table-cell>
          <table:table-cell/>
          <table:table-cell office:value-type="string" calcext:value-type="string">
            <text:p>DV</text:p>
          </table:table-cell>
          <table:table-cell office:value-type="string" calcext:value-type="string">
            <text:p>Dynamic Val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00010044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Vbry</text:p>
          </table:table-cell>
          <table:table-cell/>
          <table:table-cell office:value-type="string" calcext:value-type="string">
            <text:p>DV</text:p>
          </table:table-cell>
          <table:table-cell office:value-type="string" calcext:value-type="string">
            <text:p>Dynamic Val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0010045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Vbrz</text:p>
          </table:table-cell>
          <table:table-cell/>
          <table:table-cell office:value-type="string" calcext:value-type="string">
            <text:p>DV</text:p>
          </table:table-cell>
          <table:table-cell office:value-type="string" calcext:value-type="string">
            <text:p>Dynamic Val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00010046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Vno</text:p>
          </table:table-cell>
          <table:table-cell/>
          <table:table-cell office:value-type="string" calcext:value-type="string">
            <text:p>DV</text:p>
          </table:table-cell>
          <table:table-cell office:value-type="string" calcext:value-type="string">
            <text:p>Dynamic Val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0010047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Feature Notification</text:p>
          </table:table-cell>
          <table:table-cell/>
          <table:table-cell office:value-type="string" calcext:value-type="string">
            <text:p>DVDF</text:p>
          </table:table-cell>
          <table:table-cell office:value-type="string" calcext:value-type="string">
            <text:p>Dynamic Value/Fla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00010048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Resolution Multiplier</text:p>
          </table:table-cell>
          <table:table-cell/>
          <table:table-cell office:value-type="string" calcext:value-type="string">
            <text:p>DV</text:p>
          </table:table-cell>
          <table:table-cell office:value-type="string" calcext:value-type="string">
            <text:p>Dynamic Val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0010080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System Control</text:p>
          </table:table-cell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Application Collec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00010081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System Power Down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0010082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System Sleep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00010083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System Wake Up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0010084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System Context Menu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00010085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System Main Menu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00010086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System App Menu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00010087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System Menu Help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00010088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System Menu Exit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00010089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System Menu Select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0001008A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System Menu Right</text:p>
          </table:table-cell>
          <table:table-cell/>
          <table:table-cell office:value-type="string" calcext:value-type="string">
            <text:p>RTC</text:p>
          </table:table-cell>
          <table:table-cell office:value-type="string" calcext:value-type="string">
            <text:p>Re-Trigger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0001008B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System Menu Left</text:p>
          </table:table-cell>
          <table:table-cell/>
          <table:table-cell office:value-type="string" calcext:value-type="string">
            <text:p>RTC</text:p>
          </table:table-cell>
          <table:table-cell office:value-type="string" calcext:value-type="string">
            <text:p>Re-Trigger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0001008C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System Menu Up</text:p>
          </table:table-cell>
          <table:table-cell/>
          <table:table-cell office:value-type="string" calcext:value-type="string">
            <text:p>RTC</text:p>
          </table:table-cell>
          <table:table-cell office:value-type="string" calcext:value-type="string">
            <text:p>Re-Trigger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0001008D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System Menu Down</text:p>
          </table:table-cell>
          <table:table-cell/>
          <table:table-cell office:value-type="string" calcext:value-type="string">
            <text:p>RTC</text:p>
          </table:table-cell>
          <table:table-cell office:value-type="string" calcext:value-type="string">
            <text:p>Re-Trigger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0001008E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System Cold Restart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0001008F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System Warm Restart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0010090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D-pad Up</text:p>
          </table:table-cell>
          <table:table-cell/>
          <table:table-cell office:value-type="string" calcext:value-type="string">
            <text:p>OOC</text:p>
          </table:table-cell>
          <table:table-cell office:value-type="string" calcext:value-type="string">
            <text:p>On/Off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00010091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D-pad Down</text:p>
          </table:table-cell>
          <table:table-cell/>
          <table:table-cell office:value-type="string" calcext:value-type="string">
            <text:p>OOC</text:p>
          </table:table-cell>
          <table:table-cell office:value-type="string" calcext:value-type="string">
            <text:p>On/Off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00010092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D-pad Right</text:p>
          </table:table-cell>
          <table:table-cell/>
          <table:table-cell office:value-type="string" calcext:value-type="string">
            <text:p>OOC</text:p>
          </table:table-cell>
          <table:table-cell office:value-type="string" calcext:value-type="string">
            <text:p>On/Off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00010093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D-pad Left</text:p>
          </table:table-cell>
          <table:table-cell/>
          <table:table-cell office:value-type="string" calcext:value-type="string">
            <text:p>OOC</text:p>
          </table:table-cell>
          <table:table-cell office:value-type="string" calcext:value-type="string">
            <text:p>On/Off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00100A0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System Dock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00100A1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System Undock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000100A2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System Setup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000100A3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System Break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000100A4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System Debugger Break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000100A5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Application Break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000100A6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Application Debugger Break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000100A7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System Speaker Mute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000100A8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System Hibernate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00100B0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System Display Invert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000100B1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System Display Internal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000100B2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System Display External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000100B3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System Display Both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000100B4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System Display Dual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000100B5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System Display Toggle Int/Ext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000100B6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System Display Swap Primary/Secondary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000100B7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System Display LCD Autoscale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000100C6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Wireless Radio Button</text:p>
          </table:table-cell>
          <table:table-cell/>
          <table:table-cell office:value-type="string" calcext:value-type="string">
            <text:p>OOC</text:p>
          </table:table-cell>
          <table:table-cell office:value-type="string" calcext:value-type="string">
            <text:p>On/Off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000100C7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Wireless Radio LED</text:p>
          </table:table-cell>
          <table:table-cell/>
          <table:table-cell office:value-type="string" calcext:value-type="string">
            <text:p>OOC</text:p>
          </table:table-cell>
          <table:table-cell office:value-type="string" calcext:value-type="string">
            <text:p>On/Off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0100C8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Wireless Radio Slider Switch</text:p>
          </table:table-cell>
          <table:table-cell/>
          <table:table-cell office:value-type="string" calcext:value-type="string">
            <text:p>OOC</text:p>
          </table:table-cell>
          <table:table-cell office:value-type="string" calcext:value-type="string">
            <text:p>On/Off Control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C0000</text:p>
          </table:table-cell>
          <table:table-cell office:value-type="string" calcext:value-type="string">
            <text:p>Consumer Dev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0C0001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Consumer Control</text:p>
          </table:table-cell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Application Collec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0C0002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Numeric Key Pad</text:p>
          </table:table-cell>
          <table:table-cell/>
          <table:table-cell office:value-type="string" calcext:value-type="string">
            <text:p>NAry</text:p>
          </table:table-cell>
          <table:table-cell office:value-type="string" calcext:value-type="string">
            <text:p>Named Arra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0C0003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Programmable Buttons</text:p>
          </table:table-cell>
          <table:table-cell/>
          <table:table-cell office:value-type="string" calcext:value-type="string">
            <text:p>NAry</text:p>
          </table:table-cell>
          <table:table-cell office:value-type="string" calcext:value-type="string">
            <text:p>Named Arra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0C0004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Microphone</text:p>
          </table:table-cell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Application Collec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0C0005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Headphone</text:p>
          </table:table-cell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Application Collec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0C0006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Graphic Equalizer</text:p>
          </table:table-cell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Application Collection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000C0020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000C0021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+100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00C0022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M/PM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00C0030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Power</text:p>
          </table:table-cell>
          <table:table-cell/>
          <table:table-cell office:value-type="string" calcext:value-type="string">
            <text:p>OOC</text:p>
          </table:table-cell>
          <table:table-cell office:value-type="string" calcext:value-type="string">
            <text:p>On/Off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000C0031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Reset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00C0032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Sleep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00C0033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Sleep After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000C0034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Sleep Mode</text:p>
          </table:table-cell>
          <table:table-cell/>
          <table:table-cell office:value-type="string" calcext:value-type="string">
            <text:p>RTC</text:p>
          </table:table-cell>
          <table:table-cell office:value-type="string" calcext:value-type="string">
            <text:p>Re-Trigger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000C0035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Illumination</text:p>
          </table:table-cell>
          <table:table-cell/>
          <table:table-cell office:value-type="string" calcext:value-type="string">
            <text:p>OOC</text:p>
          </table:table-cell>
          <table:table-cell office:value-type="string" calcext:value-type="string">
            <text:p>On/Off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00C0036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Function Buttons</text:p>
          </table:table-cell>
          <table:table-cell/>
          <table:table-cell office:value-type="string" calcext:value-type="string">
            <text:p>NAry</text:p>
          </table:table-cell>
          <table:table-cell office:value-type="string" calcext:value-type="string">
            <text:p>Named Arra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00C0040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Menu</text:p>
          </table:table-cell>
          <table:table-cell/>
          <table:table-cell office:value-type="string" calcext:value-type="string">
            <text:p>OOC</text:p>
          </table:table-cell>
          <table:table-cell office:value-type="string" calcext:value-type="string">
            <text:p>On/Off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000C0041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Menu Pick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000C0042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Menu Up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000C0043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Menu Down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000C0044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Menu Left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00C0045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Menu Right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000C0046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Menu Escape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00C0047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Menu Value Increase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000C0048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Menu Value Decrease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00C0060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Data On Screen</text:p>
          </table:table-cell>
          <table:table-cell/>
          <table:table-cell office:value-type="string" calcext:value-type="string">
            <text:p>OOC</text:p>
          </table:table-cell>
          <table:table-cell office:value-type="string" calcext:value-type="string">
            <text:p>On/Off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000C0061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Closed Caption</text:p>
          </table:table-cell>
          <table:table-cell/>
          <table:table-cell office:value-type="string" calcext:value-type="string">
            <text:p>OOC</text:p>
          </table:table-cell>
          <table:table-cell office:value-type="string" calcext:value-type="string">
            <text:p>On/Off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000C0062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Closed Caption Select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0C0063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VCR/TV</text:p>
          </table:table-cell>
          <table:table-cell/>
          <table:table-cell office:value-type="string" calcext:value-type="string">
            <text:p>OOC</text:p>
          </table:table-cell>
          <table:table-cell office:value-type="string" calcext:value-type="string">
            <text:p>On/Off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00C0064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Broadcast Mode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000C0065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Snapshot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000C0066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Still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000C0067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Picture-in-Picture Toggle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00C0068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Picture-in-Picture Swap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000C0069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Red Menu Button</text:p>
          </table:table-cell>
          <table:table-cell/>
          <table:table-cell office:value-type="string" calcext:value-type="string">
            <text:p>MC</text:p>
          </table:table-cell>
          <table:table-cell office:value-type="string" calcext:value-type="string">
            <text:p>Momentary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000C006A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Green Menu Button</text:p>
          </table:table-cell>
          <table:table-cell/>
          <table:table-cell office:value-type="string" calcext:value-type="string">
            <text:p>MC</text:p>
          </table:table-cell>
          <table:table-cell office:value-type="string" calcext:value-type="string">
            <text:p>Momentary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00C006B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Blue Menu Button</text:p>
          </table:table-cell>
          <table:table-cell/>
          <table:table-cell office:value-type="string" calcext:value-type="string">
            <text:p>MC</text:p>
          </table:table-cell>
          <table:table-cell office:value-type="string" calcext:value-type="string">
            <text:p>Momentary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000C006C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Yellow Menu Button</text:p>
          </table:table-cell>
          <table:table-cell/>
          <table:table-cell office:value-type="string" calcext:value-type="string">
            <text:p>MC</text:p>
          </table:table-cell>
          <table:table-cell office:value-type="string" calcext:value-type="string">
            <text:p>Momentary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000C006D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spect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000C006E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3D Mode Select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000C006F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Display Brightness Increment</text:p>
          </table:table-cell>
          <table:table-cell/>
          <table:table-cell office:value-type="string" calcext:value-type="string">
            <text:p>RTC</text:p>
          </table:table-cell>
          <table:table-cell office:value-type="string" calcext:value-type="string">
            <text:p>Re-Trigger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00C0070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Display Brightness Decrement</text:p>
          </table:table-cell>
          <table:table-cell/>
          <table:table-cell office:value-type="string" calcext:value-type="string">
            <text:p>RTC</text:p>
          </table:table-cell>
          <table:table-cell office:value-type="string" calcext:value-type="string">
            <text:p>Re-Trigger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000C0071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Display Brightness</text:p>
          </table:table-cell>
          <table:table-cell/>
          <table:table-cell office:value-type="string" calcext:value-type="string">
            <text:p>LC</text:p>
          </table:table-cell>
          <table:table-cell office:value-type="string" calcext:value-type="string">
            <text:p>Linear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000C0072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Display Backlight Toggle</text:p>
          </table:table-cell>
          <table:table-cell/>
          <table:table-cell office:value-type="string" calcext:value-type="string">
            <text:p>OOC</text:p>
          </table:table-cell>
          <table:table-cell office:value-type="string" calcext:value-type="string">
            <text:p>On/Off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000C0073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Display Set Brightness to Minimum</text:p>
          </table:table-cell>
          <table:table-cell/>
          <table:table-cell office:value-type="string" calcext:value-type="string">
            <text:p>OOC</text:p>
          </table:table-cell>
          <table:table-cell office:value-type="string" calcext:value-type="string">
            <text:p>On/Off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000C0074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Display Set Brightness to Maximum</text:p>
          </table:table-cell>
          <table:table-cell/>
          <table:table-cell office:value-type="string" calcext:value-type="string">
            <text:p>OOC</text:p>
          </table:table-cell>
          <table:table-cell office:value-type="string" calcext:value-type="string">
            <text:p>On/Off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000C0075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Display Set Auto Brightness</text:p>
          </table:table-cell>
          <table:table-cell/>
          <table:table-cell office:value-type="string" calcext:value-type="string">
            <text:p>OOC</text:p>
          </table:table-cell>
          <table:table-cell office:value-type="string" calcext:value-type="string">
            <text:p>On/Off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00C0080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Selection</text:p>
          </table:table-cell>
          <table:table-cell/>
          <table:table-cell office:value-type="string" calcext:value-type="string">
            <text:p>NAry</text:p>
          </table:table-cell>
          <table:table-cell office:value-type="string" calcext:value-type="string">
            <text:p>Named Arra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000C0081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ssign Selection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00C0082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Mode Step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000C0083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Recall Last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00C0084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Enter Channel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000C0085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Order Movie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000C0086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Channel</text:p>
          </table:table-cell>
          <table:table-cell/>
          <table:table-cell office:value-type="string" calcext:value-type="string">
            <text:p>LC</text:p>
          </table:table-cell>
          <table:table-cell office:value-type="string" calcext:value-type="string">
            <text:p>Linear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000C0087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Media Selection</text:p>
          </table:table-cell>
          <table:table-cell/>
          <table:table-cell office:value-type="string" calcext:value-type="string">
            <text:p>NAry</text:p>
          </table:table-cell>
          <table:table-cell office:value-type="string" calcext:value-type="string">
            <text:p>Named Arra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000C0088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Media Select Computer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000C0089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Media Select TV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000C008A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Media Select WWW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000C008B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Media Select DVD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000C008C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Media Select Telephon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000C008D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Media Select Program Guid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000C008E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Media Select Video Phon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000C008F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Media Select Games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00C0090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Media Select Messages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000C0091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Media Select CD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000C0092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Media Select VCR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000C0093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Media Select Tuner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000C0094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Quit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000C0095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OOC</text:p>
          </table:table-cell>
          <table:table-cell office:value-type="string" calcext:value-type="string">
            <text:p>On/Off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000C0096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Media Select Tap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0C0097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Media Select Cabl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000C0098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Media Select Satellit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000C0099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Media Select Security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000C009A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Media Select Hom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000C009B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Media Select Call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000C009C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Channel Increment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000C009D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Channel Decrement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000C009E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Media Select SAP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00C00A0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VCR Plus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00C00A1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Once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000C00A2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Daily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000C00A3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Weekly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000C00A4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Monthly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00C00B0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Play</text:p>
          </table:table-cell>
          <table:table-cell/>
          <table:table-cell office:value-type="string" calcext:value-type="string">
            <text:p>OOC</text:p>
          </table:table-cell>
          <table:table-cell office:value-type="string" calcext:value-type="string">
            <text:p>On/Off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000C00B1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Pause</text:p>
          </table:table-cell>
          <table:table-cell/>
          <table:table-cell office:value-type="string" calcext:value-type="string">
            <text:p>OOC</text:p>
          </table:table-cell>
          <table:table-cell office:value-type="string" calcext:value-type="string">
            <text:p>On/Off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000C00B2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Record</text:p>
          </table:table-cell>
          <table:table-cell/>
          <table:table-cell office:value-type="string" calcext:value-type="string">
            <text:p>OOC</text:p>
          </table:table-cell>
          <table:table-cell office:value-type="string" calcext:value-type="string">
            <text:p>On/Off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000C00B3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Fast Forward</text:p>
          </table:table-cell>
          <table:table-cell/>
          <table:table-cell office:value-type="string" calcext:value-type="string">
            <text:p>OOC</text:p>
          </table:table-cell>
          <table:table-cell office:value-type="string" calcext:value-type="string">
            <text:p>On/Off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000C00B4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Rewind</text:p>
          </table:table-cell>
          <table:table-cell/>
          <table:table-cell office:value-type="string" calcext:value-type="string">
            <text:p>OOC</text:p>
          </table:table-cell>
          <table:table-cell office:value-type="string" calcext:value-type="string">
            <text:p>On/Off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000C00B5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Scan Next Track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000C00B6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Scan Previous Track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000C00B7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Stop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000C00B8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Eject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000C00B9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Random Play</text:p>
          </table:table-cell>
          <table:table-cell/>
          <table:table-cell office:value-type="string" calcext:value-type="string">
            <text:p>OOC</text:p>
          </table:table-cell>
          <table:table-cell office:value-type="string" calcext:value-type="string">
            <text:p>On/Off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000C00BA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Select Disc</text:p>
          </table:table-cell>
          <table:table-cell/>
          <table:table-cell office:value-type="string" calcext:value-type="string">
            <text:p>NAry</text:p>
          </table:table-cell>
          <table:table-cell office:value-type="string" calcext:value-type="string">
            <text:p>Named Arra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000C00BB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Enter Disc</text:p>
          </table:table-cell>
          <table:table-cell/>
          <table:table-cell office:value-type="string" calcext:value-type="string">
            <text:p>MC</text:p>
          </table:table-cell>
          <table:table-cell office:value-type="string" calcext:value-type="string">
            <text:p>Momentary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00C00BC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Repeat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000C00BD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Tracking</text:p>
          </table:table-cell>
          <table:table-cell/>
          <table:table-cell office:value-type="string" calcext:value-type="string">
            <text:p>LC</text:p>
          </table:table-cell>
          <table:table-cell office:value-type="string" calcext:value-type="string">
            <text:p>Linear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000C00BE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Track Normal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000C00BF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Slow Tracking</text:p>
          </table:table-cell>
          <table:table-cell/>
          <table:table-cell office:value-type="string" calcext:value-type="string">
            <text:p>LC</text:p>
          </table:table-cell>
          <table:table-cell office:value-type="string" calcext:value-type="string">
            <text:p>Linear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0C00C0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Frame Forward</text:p>
          </table:table-cell>
          <table:table-cell/>
          <table:table-cell office:value-type="string" calcext:value-type="string">
            <text:p>RTC</text:p>
          </table:table-cell>
          <table:table-cell office:value-type="string" calcext:value-type="string">
            <text:p>Re-Trigger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00C00C1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Frame Back</text:p>
          </table:table-cell>
          <table:table-cell/>
          <table:table-cell office:value-type="string" calcext:value-type="string">
            <text:p>RTC</text:p>
          </table:table-cell>
          <table:table-cell office:value-type="string" calcext:value-type="string">
            <text:p>Re-Trigger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000C00C2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00C00C3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Clear Mark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00C00C4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Repeat From Mark</text:p>
          </table:table-cell>
          <table:table-cell/>
          <table:table-cell office:value-type="string" calcext:value-type="string">
            <text:p>OOC</text:p>
          </table:table-cell>
          <table:table-cell office:value-type="string" calcext:value-type="string">
            <text:p>On/Off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000C00C5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Return To Mark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000C00C6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Search Mark Forward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000C00C7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Search Mark Backwards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0C00C8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Counter Reset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000C00C9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Show Counter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000C00CA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Tracking Increment</text:p>
          </table:table-cell>
          <table:table-cell/>
          <table:table-cell office:value-type="string" calcext:value-type="string">
            <text:p>RTC</text:p>
          </table:table-cell>
          <table:table-cell office:value-type="string" calcext:value-type="string">
            <text:p>Re-Trigger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000C00CB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Tracking Decrement</text:p>
          </table:table-cell>
          <table:table-cell/>
          <table:table-cell office:value-type="string" calcext:value-type="string">
            <text:p>RTC</text:p>
          </table:table-cell>
          <table:table-cell office:value-type="string" calcext:value-type="string">
            <text:p>Re-Trigger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00C00CC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Stop/Eject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000C00CD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Play/Pause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000C00CE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Play/Skip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000C00CF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Voice Command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000C00E0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Volume</text:p>
          </table:table-cell>
          <table:table-cell/>
          <table:table-cell office:value-type="string" calcext:value-type="string">
            <text:p>LC</text:p>
          </table:table-cell>
          <table:table-cell office:value-type="string" calcext:value-type="string">
            <text:p>Linear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000C00E1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Balance</text:p>
          </table:table-cell>
          <table:table-cell/>
          <table:table-cell office:value-type="string" calcext:value-type="string">
            <text:p>LC</text:p>
          </table:table-cell>
          <table:table-cell office:value-type="string" calcext:value-type="string">
            <text:p>Linear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000C00E2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Mute</text:p>
          </table:table-cell>
          <table:table-cell/>
          <table:table-cell office:value-type="string" calcext:value-type="string">
            <text:p>OOC</text:p>
          </table:table-cell>
          <table:table-cell office:value-type="string" calcext:value-type="string">
            <text:p>On/Off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000C00E3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Bass</text:p>
          </table:table-cell>
          <table:table-cell/>
          <table:table-cell office:value-type="string" calcext:value-type="string">
            <text:p>LC</text:p>
          </table:table-cell>
          <table:table-cell office:value-type="string" calcext:value-type="string">
            <text:p>Linear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000C00E4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Treble</text:p>
          </table:table-cell>
          <table:table-cell/>
          <table:table-cell office:value-type="string" calcext:value-type="string">
            <text:p>LC</text:p>
          </table:table-cell>
          <table:table-cell office:value-type="string" calcext:value-type="string">
            <text:p>Linear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000C00E5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Bass Boost</text:p>
          </table:table-cell>
          <table:table-cell/>
          <table:table-cell office:value-type="string" calcext:value-type="string">
            <text:p>OOC</text:p>
          </table:table-cell>
          <table:table-cell office:value-type="string" calcext:value-type="string">
            <text:p>On/Off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000C00E6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Surround Mode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000C00E7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Loudness</text:p>
          </table:table-cell>
          <table:table-cell/>
          <table:table-cell office:value-type="string" calcext:value-type="string">
            <text:p>OOC</text:p>
          </table:table-cell>
          <table:table-cell office:value-type="string" calcext:value-type="string">
            <text:p>On/Off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000C00E8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MPX</text:p>
          </table:table-cell>
          <table:table-cell/>
          <table:table-cell office:value-type="string" calcext:value-type="string">
            <text:p>OOC</text:p>
          </table:table-cell>
          <table:table-cell office:value-type="string" calcext:value-type="string">
            <text:p>On/Off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000C00E9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Volume Increment</text:p>
          </table:table-cell>
          <table:table-cell/>
          <table:table-cell office:value-type="string" calcext:value-type="string">
            <text:p>RTC</text:p>
          </table:table-cell>
          <table:table-cell office:value-type="string" calcext:value-type="string">
            <text:p>Re-Trigger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000C00EA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Volume Decrement</text:p>
          </table:table-cell>
          <table:table-cell/>
          <table:table-cell office:value-type="string" calcext:value-type="string">
            <text:p>RTC</text:p>
          </table:table-cell>
          <table:table-cell office:value-type="string" calcext:value-type="string">
            <text:p>Re-Trigger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00C00F0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Speed Select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000C00F1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Playback Speed</text:p>
          </table:table-cell>
          <table:table-cell/>
          <table:table-cell office:value-type="string" calcext:value-type="string">
            <text:p>NAry</text:p>
          </table:table-cell>
          <table:table-cell office:value-type="string" calcext:value-type="string">
            <text:p>Named Arra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000C00F2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Standard Play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000C00F3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Long Play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00C00F4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Extended Play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000C00F5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Slow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C0100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Fan Enable</text:p>
          </table:table-cell>
          <table:table-cell/>
          <table:table-cell office:value-type="string" calcext:value-type="string">
            <text:p>OOC</text:p>
          </table:table-cell>
          <table:table-cell office:value-type="string" calcext:value-type="string">
            <text:p>On/Off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0C0101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Fan Speed</text:p>
          </table:table-cell>
          <table:table-cell/>
          <table:table-cell office:value-type="string" calcext:value-type="string">
            <text:p>LC</text:p>
          </table:table-cell>
          <table:table-cell office:value-type="string" calcext:value-type="string">
            <text:p>Linear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0C0102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Light Enable</text:p>
          </table:table-cell>
          <table:table-cell/>
          <table:table-cell office:value-type="string" calcext:value-type="string">
            <text:p>OOC</text:p>
          </table:table-cell>
          <table:table-cell office:value-type="string" calcext:value-type="string">
            <text:p>On/Off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0C0103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Light Illumination Level</text:p>
          </table:table-cell>
          <table:table-cell/>
          <table:table-cell office:value-type="string" calcext:value-type="string">
            <text:p>LC</text:p>
          </table:table-cell>
          <table:table-cell office:value-type="string" calcext:value-type="string">
            <text:p>Linear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0C0104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Climate Control Enable</text:p>
          </table:table-cell>
          <table:table-cell/>
          <table:table-cell office:value-type="string" calcext:value-type="string">
            <text:p>OOC</text:p>
          </table:table-cell>
          <table:table-cell office:value-type="string" calcext:value-type="string">
            <text:p>On/Off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0C0105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Room Temperature</text:p>
          </table:table-cell>
          <table:table-cell/>
          <table:table-cell office:value-type="string" calcext:value-type="string">
            <text:p>LC</text:p>
          </table:table-cell>
          <table:table-cell office:value-type="string" calcext:value-type="string">
            <text:p>Linear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0C0106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Security Enable</text:p>
          </table:table-cell>
          <table:table-cell/>
          <table:table-cell office:value-type="string" calcext:value-type="string">
            <text:p>OOC</text:p>
          </table:table-cell>
          <table:table-cell office:value-type="string" calcext:value-type="string">
            <text:p>On/Off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0C0107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Fire Alarm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0C0108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Police Alarm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0C0109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Proximity</text:p>
          </table:table-cell>
          <table:table-cell/>
          <table:table-cell office:value-type="string" calcext:value-type="string">
            <text:p>LC</text:p>
          </table:table-cell>
          <table:table-cell office:value-type="string" calcext:value-type="string">
            <text:p>Linear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0C010A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Motion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C010B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Duress Alarm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0C010C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Holdup Alarm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00C010D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Medical Alarm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00C0150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Balance Right</text:p>
          </table:table-cell>
          <table:table-cell/>
          <table:table-cell office:value-type="string" calcext:value-type="string">
            <text:p>RTC</text:p>
          </table:table-cell>
          <table:table-cell office:value-type="string" calcext:value-type="string">
            <text:p>Re-Trigger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00C0151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Balance Left</text:p>
          </table:table-cell>
          <table:table-cell/>
          <table:table-cell office:value-type="string" calcext:value-type="string">
            <text:p>RTC</text:p>
          </table:table-cell>
          <table:table-cell office:value-type="string" calcext:value-type="string">
            <text:p>Re-Trigger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00C0152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Bass Increment</text:p>
          </table:table-cell>
          <table:table-cell/>
          <table:table-cell office:value-type="string" calcext:value-type="string">
            <text:p>RTC</text:p>
          </table:table-cell>
          <table:table-cell office:value-type="string" calcext:value-type="string">
            <text:p>Re-Trigger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00C0153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Bass Decrement</text:p>
          </table:table-cell>
          <table:table-cell/>
          <table:table-cell office:value-type="string" calcext:value-type="string">
            <text:p>RTC</text:p>
          </table:table-cell>
          <table:table-cell office:value-type="string" calcext:value-type="string">
            <text:p>Re-Trigger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00C0154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Treble Increment</text:p>
          </table:table-cell>
          <table:table-cell/>
          <table:table-cell office:value-type="string" calcext:value-type="string">
            <text:p>RTC</text:p>
          </table:table-cell>
          <table:table-cell office:value-type="string" calcext:value-type="string">
            <text:p>Re-Trigger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00C0155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Treble Decrement</text:p>
          </table:table-cell>
          <table:table-cell/>
          <table:table-cell office:value-type="string" calcext:value-type="string">
            <text:p>RTC</text:p>
          </table:table-cell>
          <table:table-cell office:value-type="string" calcext:value-type="string">
            <text:p>Re-Trigger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00C0160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Speaker System</text:p>
          </table:table-cell>
          <table:table-cell/>
          <table:table-cell office:value-type="string" calcext:value-type="string">
            <text:p>CL</text:p>
          </table:table-cell>
          <table:table-cell office:value-type="string" calcext:value-type="string">
            <text:p>Logical Collec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000C0161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Channel Left</text:p>
          </table:table-cell>
          <table:table-cell/>
          <table:table-cell office:value-type="string" calcext:value-type="string">
            <text:p>CL</text:p>
          </table:table-cell>
          <table:table-cell office:value-type="string" calcext:value-type="string">
            <text:p>Logical Collec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000C0162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Channel Right</text:p>
          </table:table-cell>
          <table:table-cell/>
          <table:table-cell office:value-type="string" calcext:value-type="string">
            <text:p>CL</text:p>
          </table:table-cell>
          <table:table-cell office:value-type="string" calcext:value-type="string">
            <text:p>Logical Collec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0C0163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Channel Center</text:p>
          </table:table-cell>
          <table:table-cell/>
          <table:table-cell office:value-type="string" calcext:value-type="string">
            <text:p>CL</text:p>
          </table:table-cell>
          <table:table-cell office:value-type="string" calcext:value-type="string">
            <text:p>Logical Collec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00C0164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Channel Front</text:p>
          </table:table-cell>
          <table:table-cell/>
          <table:table-cell office:value-type="string" calcext:value-type="string">
            <text:p>CL</text:p>
          </table:table-cell>
          <table:table-cell office:value-type="string" calcext:value-type="string">
            <text:p>Logical Collec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000C0165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Channel Center Front</text:p>
          </table:table-cell>
          <table:table-cell/>
          <table:table-cell office:value-type="string" calcext:value-type="string">
            <text:p>CL</text:p>
          </table:table-cell>
          <table:table-cell office:value-type="string" calcext:value-type="string">
            <text:p>Logical Collec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000C0166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Channel Side</text:p>
          </table:table-cell>
          <table:table-cell/>
          <table:table-cell office:value-type="string" calcext:value-type="string">
            <text:p>CL</text:p>
          </table:table-cell>
          <table:table-cell office:value-type="string" calcext:value-type="string">
            <text:p>Logical Collec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000C0167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Channel Surround</text:p>
          </table:table-cell>
          <table:table-cell/>
          <table:table-cell office:value-type="string" calcext:value-type="string">
            <text:p>CL</text:p>
          </table:table-cell>
          <table:table-cell office:value-type="string" calcext:value-type="string">
            <text:p>Logical Collec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00C0168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Channel Low Frequency Enhancement</text:p>
          </table:table-cell>
          <table:table-cell/>
          <table:table-cell office:value-type="string" calcext:value-type="string">
            <text:p>CL</text:p>
          </table:table-cell>
          <table:table-cell office:value-type="string" calcext:value-type="string">
            <text:p>Logical Collec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000C0169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Channel Top</text:p>
          </table:table-cell>
          <table:table-cell/>
          <table:table-cell office:value-type="string" calcext:value-type="string">
            <text:p>CL</text:p>
          </table:table-cell>
          <table:table-cell office:value-type="string" calcext:value-type="string">
            <text:p>Logical Collec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000C016A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Channel Unknown</text:p>
          </table:table-cell>
          <table:table-cell/>
          <table:table-cell office:value-type="string" calcext:value-type="string">
            <text:p>CL</text:p>
          </table:table-cell>
          <table:table-cell office:value-type="string" calcext:value-type="string">
            <text:p>Logical Collec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00C0170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Sub-channel</text:p>
          </table:table-cell>
          <table:table-cell/>
          <table:table-cell office:value-type="string" calcext:value-type="string">
            <text:p>LC</text:p>
          </table:table-cell>
          <table:table-cell office:value-type="string" calcext:value-type="string">
            <text:p>Linear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000C0171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Sub-channel Increment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000C0172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Sub-channel Decrement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000C0173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ternate Audio Increment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000C0174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ternate Audio Decrement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00C0180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pplication Launch Buttons</text:p>
          </table:table-cell>
          <table:table-cell/>
          <table:table-cell office:value-type="string" calcext:value-type="string">
            <text:p>NAry</text:p>
          </table:table-cell>
          <table:table-cell office:value-type="string" calcext:value-type="string">
            <text:p>Named Arra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000C0181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Launch Button Configuration Tool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00C0182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Programmable Button Configuration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000C0183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Consumer Control Configuration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00C0184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Word Processor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000C0185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Text Editor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000C0186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Spreadsheet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000C0187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Graphics Editor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000C0188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Presentation App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000C0189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Database App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000C018A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Email Reader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000C018B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Newsreader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000C018C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Voicemail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000C018D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Contacts/Address Book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000C018E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Calendar/Schedul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000C018F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Task/Project Manager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00C0190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Log/Journal/Timecard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000C0191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Checkbook/Financ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000C0192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Calculator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000C0193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A/V Capture/Playback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000C0194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Local Machine Browser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000C0195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LAN/WAN Browser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000C0196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Internet Browser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0C0197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Remote Networking/ISP Connect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000C0198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Network Conferenc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000C0199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Network Chat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000C019A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Telephony/Dialer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000C019B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Logon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000C019C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Logoff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000C019D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Logon/Logoff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000C019E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Terminal Lock/Screensaver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000C019F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Control Panel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00C01A0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Command Line Processor/Run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00C01A1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Process/Task Manager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000C01A2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Select Task/Application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000C01A3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Next Task/Application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000C01A4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Previous Task/Application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000C01A5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Preemptive Halt Task/Application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000C01A6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Integrated Help Center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000C01A7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Documents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000C01A8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Thesaurus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000C01A9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Dictionary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000C01AA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Desktop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000C01AB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Spell Check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000C01AC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Grammar Check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000C01AD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Wireless Status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000C01AE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Keyboard Layout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00C01AF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Virus Protection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00C01B0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Encryption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000C01B1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Screen Saver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000C01B2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Alarms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000C01B3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Clock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000C01B4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File Browser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000C01B5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Power Status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000C01B6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Image Browser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000C01B7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Audio Browser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000C01B8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Movie Browser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000C01B9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Digital Rights Manager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000C01BA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Digital Wallet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00C01BC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Instant Messaging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000C01BD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OEM Features/Tips/Tutorial Browser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000C01BE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OEM Help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000C01BF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Online Community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0C01C0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Entertainment Content Browser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00C01C1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Online Shopping Browser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000C01C2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SmartCard Information/Help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00C01C3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Market Monitor/Finance Browser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00C01C4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Customized Corporate News Browser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000C01C5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Online Activity Browser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000C01C6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Research/Search Browser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000C01C7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Audio Player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C0200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Generic GUI Application Controls</text:p>
          </table:table-cell>
          <table:table-cell/>
          <table:table-cell office:value-type="string" calcext:value-type="string">
            <text:p>NAry</text:p>
          </table:table-cell>
          <table:table-cell office:value-type="string" calcext:value-type="string">
            <text:p>Named Arra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0C0201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New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0C0202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Open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0C0203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Clos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0C0204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Exit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0C0205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Maximiz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0C0206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Minimiz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0C0207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Sav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0C0208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Print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0C0209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Properties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000C021A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Undo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00C021B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Copy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00C021C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Cut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000C021D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Past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000C021E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Select All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0C021F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Find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00C0220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Find and Replac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000C0221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Search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000C0222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Go To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000C0223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Hom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000C0224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Back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000C0225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Forward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00C0226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Stop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000C0227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Refresh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00C0228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Previous Link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000C0229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Next Link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000C022A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Bookmarks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000C022B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History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00C022C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Subscriptions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000C022D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Zoom In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000C022E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Zoom Out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000C022F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Zoom</text:p>
          </table:table-cell>
          <table:table-cell/>
          <table:table-cell office:value-type="string" calcext:value-type="string">
            <text:p>LC</text:p>
          </table:table-cell>
          <table:table-cell office:value-type="string" calcext:value-type="string">
            <text:p>Linear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00C0230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Full Screen View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000C0231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Normal View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00C0232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View Toggl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00C0233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Scroll Up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000C0234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Scroll Down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000C0235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Scroll</text:p>
          </table:table-cell>
          <table:table-cell/>
          <table:table-cell office:value-type="string" calcext:value-type="string">
            <text:p>LC</text:p>
          </table:table-cell>
          <table:table-cell office:value-type="string" calcext:value-type="string">
            <text:p>Linear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00C0236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Pan Left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000C0237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Pan Right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00C0238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Pan</text:p>
          </table:table-cell>
          <table:table-cell/>
          <table:table-cell office:value-type="string" calcext:value-type="string">
            <text:p>LC</text:p>
          </table:table-cell>
          <table:table-cell office:value-type="string" calcext:value-type="string">
            <text:p>Linear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000C0239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New Window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000C023A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Tile Horizontally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000C023B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Tile Vertically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00C023C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Format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00C023D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Edit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000C023E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Bold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00C023F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Italics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00C0240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Underlin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000C0241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Strikethrough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000C0242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Subscript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000C0243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Superscript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000C0244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All Caps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00C0245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Rotat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000C0246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Resiz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00C0247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Flip horizontal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000C0248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Flip Vertical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000C0249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Mirror Horizontal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000C024A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Mirror Vertical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000C024B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Font Select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000C024C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Font Color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000C024D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Font Siz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000C024E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Justify Left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000C024F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Justify Center H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00C0250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Justify Right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00C0251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Justify Block H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00C0252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Justify Top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00C0253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Justify Center V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00C0254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Justify Bottom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00C0255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Justify Block V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000C0256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Indent Decreas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00C0257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Indent Increas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00C0258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Numbered List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000C0259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Restart Numbering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000C025A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Bulleted List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000C025B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Promot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000C025C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Demot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0C025D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Yes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00C025E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No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000C025F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Cancel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00C0260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Catalog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000C0261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Buy/Checkout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000C0262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Add to Cart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0C0263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Expand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00C0264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Expand All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000C0265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Collaps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000C0266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Collapse All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000C0267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Print Preview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00C0268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Paste Special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000C0269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Insert Mod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000C026A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Delet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00C026B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Lock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000C026C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Unlock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000C026D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Protect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000C026E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Unprotect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000C026F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Attach Comment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00C0270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Delete Comment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000C0271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View Comment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000C0272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Select Word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000C0273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Select Sentenc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000C0274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Select Paragraph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000C0275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Select Column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000C0276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Select Row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000C0277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Select Tabl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00C0278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Select Object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000C0279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Redo/Repeat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000C027A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Sort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000C027B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Sort Ascending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000C027C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Sort Descending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000C027D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Filter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000C027E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Set Clock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000C027F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View Clock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00C0280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Select Time Zon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000C0281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Edit Time Zones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00C0282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Set Alarm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000C0283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Clear Alarm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00C0284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Snooze Alarm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000C0285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Reset Alarm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000C0286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Synchroniz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000C0287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Send/Receiv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000C0288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Send To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000C0289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Reply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000C028A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Reply All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000C028B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Forward Msg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000C028C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Send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000C028D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Attach Fil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000C028E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Upload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000C028F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Download (Save Target As)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00C0290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Set Borders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000C0291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Insert Row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000C0292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Insert Column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000C0293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Insert Fil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000C0294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Insert Pictur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000C0295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Insert Object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000C0296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Insert Symbol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0C0297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Save and Clos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000C0298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Renam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000C0299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Merg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000C029A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Split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000C029B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Distribute Horizontally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000C029C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Distribute Vertically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x</text:p>
          </table:table-cell>
          <table:table-cell office:value-type="string" calcext:value-type="string">
            <text:p>yy</text:p>
          </table:table-cell>
          <table:table-cell table:number-columns-repeated="2"/>
          <table:table-cell office:value-type="string" calcext:value-type="string">
            <text:p>Unimplemen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x</text:p>
          </table:table-cell>
          <table:table-cell office:value-type="string" calcext:value-type="string">
            <text:p>yy</text:p>
          </table:table-cell>
          <table:table-cell table:number-columns-repeated="2"/>
          <table:table-cell office:value-type="string" calcext:value-type="string">
            <text:p>Unimplemen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x</text:p>
          </table:table-cell>
          <table:table-cell office:value-type="string" calcext:value-type="string">
            <text:p>yy</text:p>
          </table:table-cell>
          <table:table-cell table:number-columns-repeated="2"/>
          <table:table-cell office:value-type="string" calcext:value-type="string">
            <text:p>Unimplemen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6x</text:p>
          </table:table-cell>
          <table:table-cell office:value-type="string" calcext:value-type="string">
            <text:p>yy</text:p>
          </table:table-cell>
          <table:table-cell table:number-columns-repeated="2"/>
          <table:table-cell office:value-type="string" calcext:value-type="string">
            <text:p>Unimplemen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7x</text:p>
          </table:table-cell>
          <table:table-cell office:value-type="string" calcext:value-type="string">
            <text:p>yy</text:p>
          </table:table-cell>
          <table:table-cell table:number-columns-repeated="2"/>
          <table:table-cell office:value-type="string" calcext:value-type="string">
            <text:p>Unimplemen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8x</text:p>
          </table:table-cell>
          <table:table-cell office:value-type="string" calcext:value-type="string">
            <text:p>yy</text:p>
          </table:table-cell>
          <table:table-cell table:number-columns-repeated="2"/>
          <table:table-cell office:value-type="string" calcext:value-type="string">
            <text:p>Unimplemen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9x</text:p>
          </table:table-cell>
          <table:table-cell office:value-type="string" calcext:value-type="string">
            <text:p>yy</text:p>
          </table:table-cell>
          <table:table-cell table:number-columns-repeated="2"/>
          <table:table-cell office:value-type="string" calcext:value-type="string">
            <text:p>Unimplemen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</text:p>
          </table:table-cell>
          <table:table-cell office:value-type="string" calcext:value-type="string">
            <text:p>yy</text:p>
          </table:table-cell>
          <table:table-cell table:number-columns-repeated="2"/>
          <table:table-cell office:value-type="string" calcext:value-type="string">
            <text:p>Unimplemen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x</text:p>
          </table:table-cell>
          <table:table-cell office:value-type="string" calcext:value-type="string">
            <text:p>yy</text:p>
          </table:table-cell>
          <table:table-cell table:number-columns-repeated="2"/>
          <table:table-cell office:value-type="string" calcext:value-type="string">
            <text:p>Unimplemen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x</text:p>
          </table:table-cell>
          <table:table-cell office:value-type="string" calcext:value-type="string">
            <text:p>yy</text:p>
          </table:table-cell>
          <table:table-cell table:number-columns-repeated="2"/>
          <table:table-cell office:value-type="string" calcext:value-type="string">
            <text:p>Unimplemen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x</text:p>
          </table:table-cell>
          <table:table-cell office:value-type="string" calcext:value-type="string">
            <text:p>yy</text:p>
          </table:table-cell>
          <table:table-cell table:number-columns-repeated="2"/>
          <table:table-cell office:value-type="string" calcext:value-type="string">
            <text:p>Unimplemen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yy</text:p>
          </table:table-cell>
          <table:table-cell table:number-columns-repeated="2"/>
          <table:table-cell office:value-type="string" calcext:value-type="string">
            <text:p>Unimplemen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RK! Local Function</text:p>
          </table:table-cell>
          <table:table-cell office:value-type="string" calcext:value-type="string">
            <text:p>Set the IRK! device address (default is AA, broadcast is FF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RK! Local Function</text:p>
          </table:table-cell>
          <table:table-cell office:value-type="string" calcext:value-type="string">
            <text:p>Power Switch (the two IRK! header pins marked PWR will become low impedance for about 50 ms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RK! Local Function</text:p>
          </table:table-cell>
          <table:table-cell office:value-type="string" calcext:value-type="string">
            <text:p>Reset Switch (the two IRK! header pins marked RST will become low impedance for about 50 ms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RK! Local Function</text:p>
          </table:table-cell>
          <table:table-cell office:value-type="string" calcext:value-type="string">
            <text:p>initialise USB (IRK! will re-register itself to the host operating system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RK! Local Function</text:p>
          </table:table-cell>
          <table:table-cell office:value-type="string" calcext:value-type="string">
            <text:p>Set LCD back light of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RK! Local Function</text:p>
          </table:table-cell>
          <table:table-cell office:value-type="string" calcext:value-type="string">
            <text:p>Set LCD back light 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RK! Local Function</text:p>
          </table:table-cell>
          <table:table-cell office:value-type="string" calcext:value-type="string">
            <text:p>Set LCD back light delay in second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RK! Local Function</text:p>
          </table:table-cell>
          <table:table-cell office:value-type="string" calcext:value-type="string">
            <text:p>Set IRK! debug mode on (displays debug information on the LCD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RK! Local Function</text:p>
          </table:table-cell>
          <table:table-cell office:value-type="string" calcext:value-type="string">
            <text:p>Set IRK! debug mode off (LCD reverts to normal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RK! Local Function</text:p>
          </table:table-cell>
          <table:table-cell office:value-type="string" calcext:value-type="string">
            <text:p>Unimplemen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RK! Local Function</text:p>
          </table:table-cell>
          <table:table-cell office:value-type="string" calcext:value-type="string">
            <text:p>Reset Switch (the two IRK! header pins marked AUX will become low impedance for about 50 ms)</text:p>
          </table:table-cell>
          <table:table-cell table:number-columns-repeated="1019"/>
        </table:table-row>
        <table:table-row table:style-name="ro1" table:number-rows-repeated="10478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$</number:text>
      <number:number number:decimal-places="0" number:min-integer-digits="1" number:grouping="true"/>
    </number:number-style>
    <number:number-style style:name="N108">
      <number:text>-$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style:text-properties fo:color="#ff0000"/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/>
    </number:number-style>
    <number:number-style style:name="N110">
      <number:text>-$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$</number:text>
      <number:number number:decimal-places="2" number:min-integer-digits="1" number:grouping="true"/>
    </number:number-style>
    <number:number-style style:name="N111">
      <style:text-properties fo:color="#ff0000"/>
      <number:text>-$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116P2" style:volatile="true">
      <number:fill-character> </number:fill-character>
      <number:text>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number:fill-character> </number:fill-character>
      <number:number number:decimal-places="0" number:min-integer-digits="1" number:grouping="true"/>
      <number:text> </number:text>
    </number:number-style>
    <number:number-style style:name="N117P1" style:volatile="true">
      <number:text>-$</number:text>
      <number:fill-character> </number:fill-character>
      <number:number number:decimal-places="0" number:min-integer-digits="1" number:grouping="true"/>
      <number:text> </number:text>
    </number:number-style>
    <number:number-style style:name="N117P2" style:volatile="true">
      <number:text> $</number:text>
      <number:fill-character> </number:fill-character>
      <number:text>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2" number:min-integer-digits="1" number:grouping="true"/>
      <number:text> </number:text>
    </number:number-style>
    <number:number-style style:name="N118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number:fill-character> </number:fill-character>
      <number:number number:decimal-places="2" number:min-integer-digits="1" number:grouping="true"/>
      <number:text> </number:text>
    </number:number-style>
    <number:number-style style:name="N119P1" style:volatile="true">
      <number:text>-$</number:text>
      <number:fill-character> </number:fill-character>
      <number:number number:decimal-places="2" number:min-integer-digits="1" number:grouping="true"/>
      <number:text> </number:text>
    </number:number-style>
    <number:number-style style:name="N119P2" style:volatile="true">
      <number:text> $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10108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09" number:language="en" number:country="AU">
      <number:day/>
      <number:text>-</number:text>
      <number:month number:textual="true"/>
      <number:text>-</number:text>
      <number:year/>
    </number:date-style>
    <number:date-style style:name="N10110" number:language="en" number:country="AU">
      <number:day/>
      <number:text>-</number:text>
      <number:month number:textual="true"/>
    </number:date-style>
    <number:date-style style:name="N10111" number:language="en" number:country="AU">
      <number:month number:textual="true"/>
      <number:text>-</number:text>
      <number:year/>
    </number:date-style>
    <number:time-style style:name="N10112" number:language="en" number:country="AU">
      <number:hours/>
      <number:text>:</number:text>
      <number:minutes number:style="long"/>
      <number:text> </number:text>
      <number:am-pm/>
    </number:time-style>
    <number:time-style style:name="N10113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</number:time-style>
    <number:time-style style:name="N10115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</meta:initial-creator>
    <meta:creation-date>2013-12-07T11:28:04.398149452</meta:creation-date>
    <dc:date>2013-12-07T12:42:32.157976946</dc:date>
    <dc:creator>Andrew </dc:creator>
    <meta:editing-duration>PT1H8M51S</meta:editing-duration>
    <meta:editing-cycles>8</meta:editing-cycles>
    <meta:generator>LibreOffice/4.1.2.3$Linux_X86_64 LibreOffice_project/410m0$Build-3</meta:generator>
    <meta:document-statistic meta:table-count="1" meta:cell-count="5079" meta:object-count="0"/>
  </office:meta>
</office:document-meta>
</file>